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0.598cm"/>
    </style:style>
    <style:style style:name="gr3" style:family="graphic" style:parent-style-name="objectwithoutfill">
      <style:graphic-properties svg:stroke-width="0.212cm" draw:marker-start-width="0.518cm" draw:marker-end-width="0.518cm" draw:stroke-linejoin="round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742cm" svg:height="1.746cm" svg:x="0.178cm" svg:y="0.16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3" draw:text-style-name="P2" draw:layer="layout" svg:x1="0.385cm" svg:y1="1.605cm" svg:x2="1.144cm" svg:y2="1.605cm">
            <text:p/>
          </draw:line>
          <draw:line draw:style-name="gr3" draw:text-style-name="P2" draw:layer="layout" svg:x1="0.994cm" svg:y1="0.435cm" svg:x2="1.689cm" svg:y2="0.435cm">
            <text:p/>
          </draw:line>
          <draw:line draw:style-name="gr4" draw:text-style-name="P2" draw:layer="layout" svg:x1="1.067cm" svg:y1="0.335cm" svg:x2="1.067cm" svg:y2="1.70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.083cm" fo:page-height="2.0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7T16:58:33.921000000</meta:creation-date>
    <dc:date>2023-08-17T17:02:45.930000000</dc:date>
    <meta:editing-duration>PT4M12S</meta:editing-duration>
    <meta:editing-cycles>1</meta:editing-cycles>
    <meta:generator>LibreOffice/7.5.5.2$Windows_X86_64 LibreOffice_project/ca8fe7424262805f223b9a2334bc7181abbcbf5e</meta:generator>
    <meta:document-statistic meta:object-count="5"/>
  </office:meta>
</office:document-meta>
</file>